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XMLConsumer.ignorableWhitespace( char [ ] ch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cludeXMLConsumer.IncludeXMLConsumer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setIgnoreRootElement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XMLConsu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IncludeXMLConsumer( ContentHandler contentHandler , LexicalHandler lexica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XMLConsumer.skippedEntity( String 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IncludeXML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processingInstruction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startElement( String uri , String local , String qName , 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XMLConsumer.comment( char ary [ ]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cludeXMLConsumer.includeNode( Node node , ContentHandler contentHandler , LexicalHandler lexical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cludeXMLConsu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setDocumentLocator( Locator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setIgnoreEmptyCharacters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characters( char [ ] ch , int start , int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cludeXMLConsumer.endElement( String uri , String local ,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ludeXMLConsumer.startDTD( String name , String public_id , String system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